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MultiValueMapTests.values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modifiableMultiValueMapTests.entrySet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nmodifiableMultiValueMapTests.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nmodifiableMultiValueMapTests.values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modifiableMultiValueMapTests.assertThatUnsupportedOpe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MultiValueMapTests.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nmodifiableMultiValueMapTests.entrySet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